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oma" svg:font-family="Loma" style:font-pitch="variable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background-color="#ec9ba4" fo:padding="0.097cm" fo:border="0.05pt solid #000000">
        <style:background-image/>
      </style:table-cell-properties>
    </style:style>
    <style:style style:name="Tabela1.A2" style:family="table-cell">
      <style:table-cell-properties fo:background-color="#ec9ba4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fo:background-color="#ec9b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orasi" fo:font-size="11pt" officeooo:rsid="0012a5f4" officeooo:paragraph-rsid="0012a5f4" style:font-size-asian="9.60000038146973pt" style:font-size-complex="11pt"/>
    </style:style>
    <style:style style:name="P2" style:family="paragraph" style:parent-style-name="Standard">
      <style:text-properties style:font-name="Loma" fo:font-size="11pt" officeooo:rsid="0012a5f4" officeooo:paragraph-rsid="0012a5f4" style:font-size-asian="9.60000038146973pt" style:font-size-complex="11pt"/>
    </style:style>
    <style:style style:name="P3" style:family="paragraph" style:parent-style-name="Standard">
      <style:text-properties style:font-name="Loma" fo:font-size="11pt" officeooo:rsid="0012a5f4" officeooo:paragraph-rsid="0013f45f" style:font-size-asian="9.60000038146973pt" style:font-size-complex="11pt"/>
    </style:style>
    <style:style style:name="P4" style:family="paragraph" style:parent-style-name="Standard">
      <style:text-properties style:font-name="Loma" fo:font-size="11pt" officeooo:rsid="0013f45f" officeooo:paragraph-rsid="0013f45f" style:font-size-asian="9.60000038146973pt" style:font-size-complex="11pt"/>
    </style:style>
    <style:style style:name="P5" style:family="paragraph" style:parent-style-name="Standard">
      <style:text-properties style:font-name="Loma" fo:font-size="11pt" officeooo:rsid="0013f45f" officeooo:paragraph-rsid="001420db" style:font-size-asian="9.60000038146973pt" style:font-size-complex="11pt"/>
    </style:style>
    <style:style style:name="P6" style:family="paragraph" style:parent-style-name="Standard">
      <style:text-properties style:font-name="Loma" fo:font-size="11pt" officeooo:rsid="001420db" officeooo:paragraph-rsid="001420db" style:font-size-asian="9.60000038146973pt" style:font-size-complex="11pt"/>
    </style:style>
    <style:style style:name="P7" style:family="paragraph" style:parent-style-name="Standard">
      <style:text-properties style:font-name="Loma" fo:font-size="14pt" officeooo:rsid="0012a5f4" officeooo:paragraph-rsid="0013f45f" style:font-size-asian="14pt" style:font-size-complex="14pt"/>
    </style:style>
    <style:style style:name="P8" style:family="paragraph" style:parent-style-name="Standard">
      <style:text-properties style:font-name="Loma" fo:font-size="13pt" officeooo:rsid="0012a5f4" officeooo:paragraph-rsid="0013f45f" style:font-size-asian="13pt" style:font-size-complex="13pt"/>
    </style:style>
    <style:style style:name="P9" style:family="paragraph" style:parent-style-name="Table_20_Contents">
      <style:text-properties style:font-name="Loma" fo:font-size="11pt" style:font-size-asian="9.60000038146973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Loma" fo:font-size="11pt" officeooo:rsid="001420db" officeooo:paragraph-rsid="001420db" style:font-size-asian="9.60000038146973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Loma" fo:font-size="11pt" officeooo:rsid="00146c1d" officeooo:paragraph-rsid="00146c1d" style:font-size-asian="9.60000038146973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oma" fo:font-size="13pt" fo:font-weight="bold" officeooo:rsid="001420db" officeooo:paragraph-rsid="001420db" fo:background-color="transparent" style:font-size-asian="13pt" style:font-weight-asian="bold" style:font-size-complex="13pt" style:font-weight-complex="bold"/>
    </style:style>
    <style:style style:name="T1" style:family="text">
      <style:text-properties officeooo:rsid="0013f45f"/>
    </style:style>
    <style:style style:name="T2" style:family="text">
      <style:text-properties fo:background-color="#ec9ba4" loext:char-shading-value="0"/>
    </style:style>
    <style:style style:name="T3" style:family="text">
      <style:text-properties fo:background-color="#ffb66c" loext:char-shading-value="0"/>
    </style:style>
    <style:style style:name="T4" style:family="text">
      <style:text-properties officeooo:rsid="001420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<text:span text:style-name="T1">icionário de Dados</text:span></text:p>
      <text:p text:style-name="P8">M<text:span text:style-name="T1">odelagem GitHub</text:span></text:p>
      <text:p text:style-name="P3">Disciplina: Fundamentos de Banco de Dados</text:p>
      <text:p text:style-name="P2">Grupo: Matheus Azambuja e Nicolle Favero</text:p>
      <text:p text:style-name="P1"/>
      <text:p text:style-name="P4">Cada tabela representa uma entidade ou relacionamento presente. As entidades estão representadas em <text:span text:style-name="T2">rosa</text:span> e <text:span text:style-name="T4">os relacionamentos em</text:span> <text:span text:style-name="T3">laranja</text:span>. Os dados foram descritos foram modelador usando como base os tipos de dados que o MySQL apresenta em sua implementação.</text:p>
      <text:p text:style-name="P4"/>
      <text:p text:style-name="P4"/>
      <text:p text:style-name="P6">ENTIDADES – cor: Magenta claro 3</text:p>
      <text:p text:style-name="P4">- <text:span text:style-name="T4">Repository</text:span></text:p>
      <text:p text:style-name="P4">- <text:span text:style-name="T4">User</text:span></text:p>
      <text:p text:style-name="P4">- <text:span text:style-name="T4">Organization</text:span></text:p>
      <text:p text:style-name="P4">- <text:span text:style-name="T4">Contributor</text:span></text:p>
      <text:p text:style-name="P4">- <text:span text:style-name="T4">Files</text:span></text:p>
      <text:p text:style-name="P4">- <text:span text:style-name="T4">Topics</text:span></text:p>
      <text:p text:style-name="P4">- <text:span text:style-name="T4">Language</text:span></text:p>
      <text:p text:style-name="P4">- <text:span text:style-name="T4">License</text:span></text:p>
      <text:p text:style-name="P4"/>
      <text:p text:style-name="P6">RELACIONAMENTOS – cor: Laranja claro 3</text:p>
      <text:p text:style-name="P5"/>
      <text:p text:style-name="P5"><text:s/></text:p>
      <table:table table:name="Tabela1" table:style-name="Tabela1">
        <table:table-column table:style-name="Tabela1.A" table:number-columns-repeated="4"/>
        <table:table-row>
          <table:table-cell table:style-name="Tabela1.A1" table:number-columns-spanned="4" office:value-type="string">
            <text:p text:style-name="P12">Files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2">Atributo</text:p>
          </table:table-cell>
          <table:table-cell table:style-name="Tabela1.A2" office:value-type="string">
            <text:p text:style-name="P12">Tipo</text:p>
          </table:table-cell>
          <table:table-cell table:style-name="Tabela1.A2" office:value-type="string">
            <text:p text:style-name="P12">Descrição</text:p>
          </table:table-cell>
          <table:table-cell table:style-name="Tabela1.D2" office:value-type="string">
            <text:p text:style-name="P12">Exemplo</text:p>
          </table:table-cell>
        </table:table-row>
        <table:table-row>
          <table:table-cell table:style-name="Tabela1.C4" office:value-type="string">
            <text:p text:style-name="P10">name</text:p>
          </table:table-cell>
          <table:table-cell table:style-name="Tabela1.C4" office:value-type="string">
            <text:p text:style-name="P10">char(60)</text:p>
          </table:table-cell>
          <table:table-cell table:style-name="Tabela1.C4" office:value-type="string">
            <text:p text:style-name="P9"/>
          </table:table-cell>
          <table:table-cell table:style-name="Tabela1.D4" office:value-type="string">
            <text:p text:style-name="P9"/>
          </table:table-cell>
        </table:table-row>
        <table:table-row>
          <table:table-cell table:style-name="Tabela1.C4" office:value-type="string">
            <text:p text:style-name="P10">tipo</text:p>
          </table:table-cell>
          <table:table-cell table:style-name="Tabela1.C4" office:value-type="string">
            <text:p text:style-name="P11">char(1)</text:p>
          </table:table-cell>
          <table:table-cell table:style-name="Tabela1.C4" office:value-type="string">
            <text:p text:style-name="P9"/>
          </table:table-cell>
          <table:table-cell table:style-name="Tabela1.D4" office:value-type="string">
            <text:p text:style-name="P9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oma" svg:font-family="Loma" style:font-pitch="variable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3T17:13:59.722963042</meta:creation-date>
    <dc:date>2020-09-23T23:31:42.033458930</dc:date>
    <meta:editing-duration>PT31M33S</meta:editing-duration>
    <meta:editing-cycles>2</meta:editing-cycles>
    <meta:generator>LibreOffice/6.3.5.2$Linux_X86_64 LibreOffice_project/30$Build-2</meta:generator>
    <meta:document-statistic meta:table-count="1" meta:image-count="0" meta:object-count="0" meta:page-count="1" meta:paragraph-count="25" meta:word-count="91" meta:character-count="579" meta:non-whitespace-character-count="509"/>
  </office:meta>
</office:document-meta>
</file>